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1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column table:style-name="co2" table:default-cell-style-name="ce1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dist</text:p>
          </table:table-cell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string" calcext:value-type="string">
            <text:p>kdist</text:p>
          </table:table-cell>
          <table:table-cell table:formula="of:=[.H1]*1.609344" office:value-type="float" office:value="5.4717696" calcext:value-type="float">
            <text:p>5.4717696</text:p>
          </table:table-cell>
          <table:table-cell table:formula="of:=[.I1]*1.609344" office:value-type="float" office:value="4.1842944" calcext:value-type="float">
            <text:p>4.1842944</text:p>
          </table:table-cell>
          <table:table-cell table:formula="of:=[.J1]*1.609344" office:value-type="float" office:value="3.8624256" calcext:value-type="float">
            <text:p>3.8624256</text:p>
          </table:table-cell>
          <table:table-cell table:formula="of:=[.K1]*1.609344" office:value-type="float" office:value="12.2310144" calcext:value-type="float">
            <text:p>12.2310144</text:p>
          </table:table-cell>
          <table:table-cell/>
          <table:table-cell office:value-type="string" calcext:value-type="string">
            <text:p>speed</text:p>
          </table:table-cell>
          <table:table-cell table:formula="of:=[.N1]/[.B1]*60" office:value-type="float" office:value="14.2741815652174" calcext:value-type="float">
            <text:p>14.3</text:p>
          </table:table-cell>
          <table:table-cell table:formula="of:=[.O1]/[.C1]*60" office:value-type="float" office:value="13.2135612631579" calcext:value-type="float">
            <text:p>13.2</text:p>
          </table:table-cell>
          <table:table-cell table:formula="of:=[.P1]/[.D1]*60" office:value-type="float" office:value="13.6320903529412" calcext:value-type="float">
            <text:p>13.6</text:p>
          </table:table-cell>
          <table:table-cell table:formula="of:=[.Q1]/[.E1]*60" office:value-type="float" office:value="15.6140609361702" calcext:value-type="float">
            <text:p>15.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im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string" calcext:value-type="string">
            <text:p>dist</text:p>
          </table:table-cell>
          <table:table-cell office:value-type="float" office:value="2.3" calcext:value-type="float">
            <text:p>2.3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2]*1.609344" office:value-type="float" office:value="4.9889664" calcext:value-type="float">
            <text:p>4.9889664</text:p>
          </table:table-cell>
          <table:table-cell office:value-type="string" calcext:value-type="string">
            <text:p>kdist</text:p>
          </table:table-cell>
          <table:table-cell table:formula="of:=[.I2]*1.609344" office:value-type="float" office:value="3.7014912" calcext:value-type="float">
            <text:p>3.7014912</text:p>
          </table:table-cell>
          <table:table-cell table:formula="of:=[.J2]*1.609344" office:value-type="float" office:value="5.9545728" calcext:value-type="float">
            <text:p>5.9545728</text:p>
          </table:table-cell>
          <table:table-cell table:formula="of:=[.K2]*1.609344" office:value-type="float" office:value="9.656064" calcext:value-type="float">
            <text:p>9.656064</text:p>
          </table:table-cell>
          <table:table-cell/>
          <table:table-cell table:formula="of:=[.M2]/[.A2]*60" office:value-type="float" office:value="4.677156" calcext:value-type="float">
            <text:p>4.7</text:p>
          </table:table-cell>
          <table:table-cell office:value-type="string" calcext:value-type="string">
            <text:p>speed</text:p>
          </table:table-cell>
          <table:table-cell table:formula="of:=[.O2]/[.C2]*60" office:value-type="float" office:value="14.8059648" calcext:value-type="float">
            <text:p>14.8</text:p>
          </table:table-cell>
          <table:table-cell table:formula="of:=[.P2]/[.D2]*60" office:value-type="float" office:value="14.29097472" calcext:value-type="float">
            <text:p>14.3</text:p>
          </table:table-cell>
          <table:table-cell table:formula="of:=[.Q2]/[.E2]*60" office:value-type="float" office:value="17.55648" calcext:value-type="float">
            <text:p>17.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ime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dist</text:p>
          </table:table-cell>
          <table:table-cell office:value-type="float" office:value="4.9" calcext:value-type="float">
            <text:p>4.9</text:p>
          </table:table-cell>
          <table:table-cell office:value-type="float" office:value="5.3" calcext:value-type="float">
            <text:p>5.3</text:p>
          </table:table-cell>
          <table:table-cell/>
          <table:table-cell table:formula="of:=[.G3]*1.609344" office:value-type="float" office:value="3.7014912" calcext:value-type="float">
            <text:p>3.7014912</text:p>
          </table:table-cell>
          <table:table-cell table:formula="of:=[.H3]*1.609344" office:value-type="float" office:value="3.3796224" calcext:value-type="float">
            <text:p>3.3796224</text:p>
          </table:table-cell>
          <table:table-cell office:value-type="string" calcext:value-type="string">
            <text:p>kdist</text:p>
          </table:table-cell>
          <table:table-cell table:formula="of:=[.J3]*1.609344" office:value-type="float" office:value="7.8857856" calcext:value-type="float">
            <text:p>7.8857856</text:p>
          </table:table-cell>
          <table:table-cell table:formula="of:=[.K3]*1.609344" office:value-type="float" office:value="8.5295232" calcext:value-type="float">
            <text:p>8.5295232</text:p>
          </table:table-cell>
          <table:table-cell/>
          <table:table-cell table:formula="of:=[.M3]/[.A3]*60" office:value-type="float" office:value="4.626864" calcext:value-type="float">
            <text:p>4.6</text:p>
          </table:table-cell>
          <table:table-cell table:formula="of:=[.N3]/[.B3]*60" office:value-type="float" office:value="4.71575218604651" calcext:value-type="float">
            <text:p>4.7</text:p>
          </table:table-cell>
          <table:table-cell office:value-type="string" calcext:value-type="string">
            <text:p>speed</text:p>
          </table:table-cell>
          <table:table-cell table:formula="of:=[.P3]/[.D3]*60" office:value-type="float" office:value="15.7715712" calcext:value-type="float">
            <text:p>15.8</text:p>
          </table:table-cell>
          <table:table-cell table:formula="of:=[.Q3]/[.E3]*60" office:value-type="float" office:value="17.6472893793103" calcext:value-type="float">
            <text:p>17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im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dist</text:p>
          </table:table-cell>
          <table:table-cell office:value-type="float" office:value="9.2" calcext:value-type="float">
            <text:p>9.2</text:p>
          </table:table-cell>
          <table:table-cell/>
          <table:table-cell table:formula="of:=[.G4]*1.609344" office:value-type="float" office:value="3.218688" calcext:value-type="float">
            <text:p>3.218688</text:p>
          </table:table-cell>
          <table:table-cell table:formula="of:=[.H4]*1.609344" office:value-type="float" office:value="4.6670976" calcext:value-type="float">
            <text:p>4.6670976</text:p>
          </table:table-cell>
          <table:table-cell table:formula="of:=[.I4]*1.609344" office:value-type="float" office:value="5.7936384" calcext:value-type="float">
            <text:p>5.7936384</text:p>
          </table:table-cell>
          <table:table-cell office:value-type="string" calcext:value-type="string">
            <text:p>kdist</text:p>
          </table:table-cell>
          <table:table-cell table:formula="of:=[.K4]*1.609344" office:value-type="float" office:value="14.8059648" calcext:value-type="float">
            <text:p>14.8059648</text:p>
          </table:table-cell>
          <table:table-cell/>
          <table:table-cell table:formula="of:=[.M4]/[.A4]*60" office:value-type="float" office:value="4.828032" calcext:value-type="float">
            <text:p>4.8</text:p>
          </table:table-cell>
          <table:table-cell table:formula="of:=[.N4]/[.B4]*60" office:value-type="float" office:value="4.51654606451613" calcext:value-type="float">
            <text:p>4.5</text:p>
          </table:table-cell>
          <table:table-cell table:formula="of:=[.O4]/[.C4]*60" office:value-type="float" office:value="4.63491072" calcext:value-type="float">
            <text:p>4.6</text:p>
          </table:table-cell>
          <table:table-cell office:value-type="string" calcext:value-type="string">
            <text:p>speed</text:p>
          </table:table-cell>
          <table:table-cell table:formula="of:=[.Q4]/[.E4]*60" office:value-type="float" office:value="16.1519616" calcext:value-type="float">
            <text:p>16.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5.5" calcext:value-type="float">
            <text:p>5.5</text:p>
          </table:table-cell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dist</text:p>
          </table:table-cell>
          <table:table-cell/>
          <table:table-cell table:formula="of:=[.G5]*1.609344" office:value-type="float" office:value="11.1044736" calcext:value-type="float">
            <text:p>11.1044736</text:p>
          </table:table-cell>
          <table:table-cell table:formula="of:=[.H5]*1.609344" office:value-type="float" office:value="8.851392" calcext:value-type="float">
            <text:p>8.851392</text:p>
          </table:table-cell>
          <table:table-cell table:formula="of:=[.I5]*1.609344" office:value-type="float" office:value="7.5639168" calcext:value-type="float">
            <text:p>7.5639168</text:p>
          </table:table-cell>
          <table:table-cell table:formula="of:=[.J5]*1.609344" office:value-type="float" office:value="12.7138176" calcext:value-type="float">
            <text:p>12.7138176</text:p>
          </table:table-cell>
          <table:table-cell office:value-type="string" calcext:value-type="string">
            <text:p>kdist</text:p>
          </table:table-cell>
          <table:table-cell/>
          <table:table-cell table:formula="of:=[.M5]/[.A5]*60" office:value-type="float" office:value="4.75906011428572" calcext:value-type="float">
            <text:p>4.8</text:p>
          </table:table-cell>
          <table:table-cell table:formula="of:=[.N5]/[.B5]*60" office:value-type="float" office:value="4.87232587155963" calcext:value-type="float">
            <text:p>4.9</text:p>
          </table:table-cell>
          <table:table-cell table:formula="of:=[.O5]/[.C5]*60" office:value-type="float" office:value="4.727448" calcext:value-type="float">
            <text:p>4.7</text:p>
          </table:table-cell>
          <table:table-cell table:formula="of:=[.P5]/[.D5]*60" office:value-type="float" office:value="4.70882133333333" calcext:value-type="float">
            <text:p>4.7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table:number-columns-repeated="18"/>
          <table:table-cell table:style-name="Default" table:number-columns-repeated="5"/>
        </table:table-row>
        <table:table-row table:style-name="ro1">
          <table:table-cell table:number-columns-repeated="18"/>
          <table:table-cell table:style-name="Default" table:number-columns-repeated="5"/>
        </table:table-row>
        <table:table-row table:style-name="ro1">
          <table:table-cell table:number-columns-repeated="18"/>
          <table:table-cell table:style-name="Default" office:value-type="string" calcext:value-type="string">
            <text:p>walking speed:</text:p>
          </table:table-cell>
          <table:table-cell table:style-name="ce2" table:formula="of:=AVERAGE([.S2];[.S3];[.S4];[.S5];[.T3];[.T4];[.T5];[.U4];[.U5];[.V5])" office:value-type="float" office:value="4.70669162897413" calcext:value-type="float">
            <text:p>4.71</text:p>
          </table:table-cell>
          <table:table-cell table:style-name="Default" table:number-columns-repeated="3"/>
        </table:table-row>
        <table:table-row table:style-name="ro1">
          <table:table-cell table:number-columns-repeated="18"/>
          <table:table-cell table:style-name="Default" office:value-type="string" calcext:value-type="string">
            <text:p>biking speed: </text:p>
          </table:table-cell>
          <table:table-cell table:style-name="ce2" table:formula="of:=AVERAGE([.T1];[.U1];[.U2];[.V1];[.V2];[.V3];[.W1];[.W2];[.W3];[.W4])" office:value-type="float" office:value="15.2958135816797" calcext:value-type="float">
            <text:p>15.30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2:34:10.422000000</meta:creation-date>
    <dc:date>2019-08-23T12:45:49.112000000</dc:date>
    <meta:editing-duration>PT1M28S</meta:editing-duration>
    <meta:editing-cycles>1</meta:editing-cycles>
    <meta:document-statistic meta:table-count="1" meta:cell-count="104" meta:object-count="0"/>
    <meta:generator>LibreOffice/6.2.0.3$Windows_X86_64 LibreOffice_project/98c6a8a1c6c7b144ce3cc729e34964b47ce25d62</meta:generator>
  </office:meta>
</office:document-meta>
</file>